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 style:list-style-name="L1">
      <style:text-properties style:font-name="Verdana" fo:font-size="10pt" style:font-size-asian="10pt" style:font-size-complex="10pt"/>
    </style:style>
    <style:style style:name="P4" style:family="paragraph" style:parent-style-name="Standard" style:list-style-name="L2">
      <style:text-properties style:font-name="Verdana" fo:font-size="10pt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</text:p>
      <text:p text:style-name="P1"/>
      <text:p text:style-name="P1">Create a JS library</text:p>
      <text:list xml:id="list6537999963667295645" text:style-name="L1">
        <text:list-item>
          <text:list>
            <text:list-item>
              <text:list>
                <text:list-item>
                  <text:p text:style-name="P3">Should be coded in ES2015 and transpiled by Buble or Babel.</text:p>
                </text:list-item>
                <text:list-item>
                  <text:p text:style-name="P3">Supports AMD, CommonJs, ES6 module loading using Rollup JS</text:p>
                </text:list-item>
                <text:list-item>
                  <text:p text:style-name="P3">Should have Unit test using Karma test runner, Jasmine test framework and mocha reporter.</text:p>
                </text:list-item>
                <text:list-item>
                  <text:p text:style-name="P3">Simple interface and supports and following:</text:p>
                  <text:list>
                    <text:list-item>
                      <text:p text:style-name="P3">Registration of package-like id and dependencies</text:p>
                    </text:list-item>
                    <text:list-item>
                      <text:p text:style-name="P3">Flatten all required dependencies using NP-Hard Algorithm.</text:p>
                    </text:list-item>
                    <text:list-item>
                      <text:p text:style-name="P3">Update package dependencies.</text:p>
                    </text:list-item>
                    <text:list-item>
                      <text:p text:style-name="P3">Remove dependency.</text:p>
                    </text:list-item>
                    <text:list-item>
                      <text:p text:style-name="P3">Remove package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Library: </text:p>
      <text:p text:style-name="P1"><text:tab/>Anti email crawler</text:p>
      <text:p text:style-name="P1"><text:tab/></text:p>
      <text:p text:style-name="P1"><text:tab/>Convert any element that has a class “mailTo” to an email format.</text:p>
      <text:p text:style-name="P1"><text:tab/></text:p>
      <text:p text:style-name="P1"><text:tab/>ex. &lt;div date-url=”<text:a xlink:type="simple" xlink:href="https://google.com/" text:style-name="Internet_20_link" text:visited-style-name="Visited_20_Internet_20_Link">https://google.com</text:a>” class=”mailTo”&gt; info &lt;/div&gt;</text:p>
      <text:p text:style-name="P1"/>
      <text:p text:style-name="P1"><text:tab/><text:tab/>web page will convert and display: info@google.com</text:p>
      <text:p text:style-name="P1"/>
      <text:p text:style-name="P1">Technologies:</text:p>
      <text:p text:style-name="P1"><text:tab/></text:p>
      <text:p text:style-name="P1"><text:tab/>NPM package manager</text:p>
      <text:p text:style-name="P1"><text:tab/>Rollup JS - module bundler</text:p>
      <text:p text:style-name="P1"><text:tab/><text:tab/>Rollup JS Plugins</text:p>
      <text:list xml:id="list36270743435470030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">Rollup-plugin-commonjs</text:p>
                                </text:list-item>
                                <text:list-item>
                                  <text:p text:style-name="P4">Rollup-plugin-json</text:p>
                                </text:list-item>
                                <text:list-item>
                                  <text:p text:style-name="P4">Rollup-plugin-node-resolve</text:p>
                                </text:list-item>
                                <text:list-item>
                                  <text:p text:style-name="P4">Rollup-plugin-bab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Unit Test: </text:p>
      <text:p text:style-name="P1"><text:tab/><text:tab/>Karma test runner</text:p>
      <text:p text:style-name="P1"><text:tab/><text:tab/>Jasmine test framework</text:p>
      <text:p text:style-name="P1"><text:tab/><text:tab/>Mocha reporter</text:p>
      <text:p text:style-name="P1"/>
      <text:p text:style-name="P1"><text:tab/>Live-server – Http server with live reload</text:p>
      <text:p text:style-name="P1"/>
      <text:p text:style-name="P1"><text:tab/>System: Windows 7</text:p>
      <text:p text:style-name="P1"><text:tab/>-----------------------------------------------------------------</text:p>
      <text:p text:style-name="P1"><text:tab/>Docker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es Meralles</meta:initial-creator>
    <meta:creation-date>2017-09-21T10:27:38.59</meta:creation-date>
    <dc:date>2017-09-21T17:28:47.28</dc:date>
    <dc:creator>Aries Meralles</dc:creator>
    <meta:editing-duration>PT19M30S</meta:editing-duration>
    <meta:editing-cycles>15</meta:editing-cycles>
    <meta:generator>OpenOffice/4.1.3$Win32 OpenOffice.org_project/413m1$Build-9783</meta:generator>
    <meta:document-statistic meta:table-count="0" meta:image-count="0" meta:object-count="0" meta:page-count="1" meta:paragraph-count="36" meta:word-count="145" meta:character-count="1056"/>
  </office:meta>
</office:document-meta>
</file>